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4B0D848C93EB4E2E47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fill="none" draw:fill-color="#729fcf" draw:textarea-vertical-align="middle" draw:color-mode="standard" draw:luminance="0%" draw:contrast="0%" draw:gamma="100%" draw:red="60%" draw:green="100%" draw:blue="30%" fo:clip="rect(0cm, 0cm, 0cm, 0cm)" draw:image-opacity="75%" style:mirror="none"/>
    </style:style>
    <style:style style:name="gr2" style:family="graphic" style:parent-style-name="Objet_20_sans_20_remplissage_20_et_20_sans_20_ligne">
      <style:graphic-properties draw:fill="none" draw:fill-color="#729fcf" draw:textarea-vertical-align="middle" draw:color-mode="standard" draw:luminance="0%" draw:contrast="0%" draw:gamma="100%" draw:red="80%" draw:green="40%" draw:blue="100%" fo:clip="rect(0cm, 0cm, 0cm, 0cm)" draw:image-opacity="75%" style:mirror="none"/>
    </style:style>
    <style:style style:name="gr3" style:family="graphic" style:parent-style-name="Objet_20_sans_20_remplissage_20_et_20_sans_20_ligne">
      <style:graphic-properties draw:fill="none" draw:fill-color="#729fcf" draw:textarea-vertical-align="middle" draw:color-mode="standard" draw:luminance="0%" draw:contrast="0%" draw:gamma="100%" draw:red="100%" draw:green="10%" draw:blue="10%" fo:clip="rect(0cm, 0cm, 0cm, 0cm)" draw:image-opacity="74%" style:mirror="none"/>
    </style:style>
    <style:style style:name="gr4" style:family="graphic" style:parent-style-name="Objet_20_sans_20_remplissage_20_et_20_sans_20_ligne">
      <style:graphic-properties draw:fill="none" draw:fill-color="#729fcf" draw:textarea-vertical-align="middle" draw:color-mode="standard" draw:luminance="0%" draw:contrast="0%" draw:gamma="100%" draw:red="100%" draw:green="100%" draw:blue="0%" fo:clip="rect(0cm, 0cm, 0cm, 0cm)" draw:image-opacity="70%" style:mirror="none"/>
    </style:style>
    <style:style style:name="gr5" style:family="graphic" style:parent-style-name="Objet_20_sans_20_remplissage_20_et_20_sans_20_ligne">
      <style:graphic-properties draw:fill="none" draw:fill-color="#729fcf" draw:textarea-vertical-align="middle" draw:color-mode="standard" draw:luminance="0%" draw:contrast="0%" draw:gamma="100%" draw:red="90%" draw:green="50%" draw:blue="10%" fo:clip="rect(0cm, 0cm, 0cm, 0cm)" draw:image-opacity="85%" style:mirror="none"/>
    </style:style>
    <style:style style:name="gr6" style:family="graphic" style:parent-style-name="Objet_20_sans_20_remplissage_20_et_20_sans_20_ligne">
      <style:graphic-properties draw:fill="none" draw:fill-color="#729fcf" draw:textarea-vertical-align="middle" draw:color-mode="standard" draw:luminance="0%" draw:contrast="0%" draw:gamma="100%" draw:red="60%" draw:green="20%" draw:blue="45%" fo:clip="rect(0cm, 0cm, 0cm, 0cm)" draw:image-opacity="90%" style:mirror="none"/>
    </style:style>
    <style:style style:name="gr7" style:family="graphic" style:parent-style-name="Objet_20_sans_20_remplissage_20_et_20_sans_20_ligne">
      <style:graphic-properties draw:fill="none" draw:fill-color="#729fcf" draw:textarea-vertical-align="middle" draw:color-mode="standard" draw:luminance="0%" draw:contrast="0%" draw:gamma="100%" draw:red="16%" draw:green="34%" draw:blue="70%" fo:clip="rect(0cm, 0cm, 0cm, 0cm)" draw:image-opacity="75%" style:mirror="none"/>
    </style:style>
    <style:style style:name="gr8" style:family="graphic" style:parent-style-name="Objet_20_sans_20_remplissage_20_et_20_sans_20_ligne">
      <style:graphic-properties draw:fill="none" draw:fill-color="#729fcf" draw:textarea-vertical-align="middle" draw:color-mode="standard" draw:luminance="0%" draw:contrast="0%" draw:gamma="100%" draw:red="50%" draw:green="50%" draw:blue="50%" fo:clip="rect(0cm, 0cm, 0cm, 0cm)" draw:image-opacity="85%" style:mirror="none"/>
    </style:style>
    <style:style style:name="gr9" style:family="graphic" style:parent-style-name="objectwithoutfill">
      <style:graphic-properties draw:stroke="solid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4.193cm"/>
    </style:style>
    <style:style style:name="gr13" style:family="graphic" style:parent-style-name="standard">
      <style:graphic-properties draw:stroke="none" svg:stroke-color="#000000" draw:fill="none" draw:fill-color="#ffffff" fo:min-height="1.773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Chilanka" fo:font-size="54pt" fo:letter-spacing="0.12cm" fo:font-weight="bold" style:font-size-asian="36pt" style:font-size-complex="36pt"/>
    </style:style>
    <style:style style:name="P4" style:family="paragraph">
      <loext:graphic-properties draw:fill="none" draw:fill-color="#ffffff"/>
      <style:paragraph-properties fo:text-align="center"/>
      <style:text-properties style:font-name="Chilanka" fo:font-size="54pt" fo:letter-spacing="0.12cm" fo:font-weight="bold" style:font-size-asian="36pt" style:font-size-complex="36pt"/>
    </style:style>
    <style:style style:name="P5" style:family="paragraph">
      <style:paragraph-properties fo:text-align="center"/>
      <style:text-properties style:font-name="DejaVu Sans Condensed" fo:font-size="54pt" fo:letter-spacing="0.12cm" fo:font-weight="bold" style:font-size-asian="54pt" style:font-size-complex="54pt"/>
    </style:style>
    <style:style style:name="P6" style:family="paragraph">
      <loext:graphic-properties draw:fill="none" draw:fill-color="#ffffff"/>
      <style:paragraph-properties fo:text-align="center"/>
      <style:text-properties style:font-name="DejaVu Sans Condensed" fo:font-size="54pt" fo:letter-spacing="0.12cm" fo:font-weight="bold" style:font-size-asian="54pt" style:font-size-complex="54pt"/>
    </style:style>
    <style:style style:name="T1" style:family="text">
      <style:text-properties fo:letter-spacing="0.12cm" style:font-size-asian="36pt" style:font-size-complex="36pt"/>
    </style:style>
    <style:style style:name="T2" style:family="text">
      <style:text-properties style:font-name="DejaVu Sans Condensed" fo:font-size="54pt" fo:letter-spacing="0.12cm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374cm" svg:height="8.746cm" svg:x="9.7cm" svg:y="21.854cm">
          <draw:image xlink:href="Pictures/10000201000004B0000004B0D848C93EB4E2E472.png" xlink:type="simple" xlink:show="embed" xlink:actuate="onLoad">
            <text:p/>
          </draw:image>
        </draw:frame>
        <draw:frame draw:style-name="gr2" draw:text-style-name="P1" draw:layer="layout" svg:width="12.374cm" svg:height="8.746cm" svg:x="-0.9cm" svg:y="21.754cm">
          <draw:image xlink:href="Pictures/10000201000004B0000004B0D848C93EB4E2E472.png" xlink:type="simple" xlink:show="embed" xlink:actuate="onLoad">
            <text:p/>
          </draw:image>
        </draw:frame>
        <draw:frame draw:style-name="gr3" draw:text-style-name="P1" draw:layer="layout" svg:width="12.374cm" svg:height="8.746cm" svg:x="9.7cm" svg:y="14.254cm">
          <draw:image xlink:href="Pictures/10000201000004B0000004B0D848C93EB4E2E472.png" xlink:type="simple" xlink:show="embed" xlink:actuate="onLoad">
            <text:p/>
          </draw:image>
        </draw:frame>
        <draw:frame draw:style-name="gr4" draw:text-style-name="P1" draw:layer="layout" svg:width="12.374cm" svg:height="8.746cm" svg:x="-0.9cm" svg:y="14.254cm">
          <draw:image xlink:href="Pictures/10000201000004B0000004B0D848C93EB4E2E472.png" xlink:type="simple" xlink:show="embed" xlink:actuate="onLoad">
            <text:p/>
          </draw:image>
        </draw:frame>
        <draw:frame draw:style-name="gr5" draw:text-style-name="P1" draw:layer="layout" svg:width="12.374cm" svg:height="8.746cm" svg:x="9.7cm" svg:y="6.954cm">
          <draw:image xlink:href="Pictures/10000201000004B0000004B0D848C93EB4E2E472.png" xlink:type="simple" xlink:show="embed" xlink:actuate="onLoad">
            <text:p/>
          </draw:image>
        </draw:frame>
        <draw:frame draw:style-name="gr6" draw:text-style-name="P1" draw:layer="layout" svg:width="12.374cm" svg:height="8.746cm" svg:x="-0.9cm" svg:y="6.854cm">
          <draw:image xlink:href="Pictures/10000201000004B0000004B0D848C93EB4E2E472.png" xlink:type="simple" xlink:show="embed" xlink:actuate="onLoad">
            <text:p/>
          </draw:image>
        </draw:frame>
        <draw:frame draw:style-name="gr7" draw:text-style-name="P1" draw:layer="layout" svg:width="12.374cm" svg:height="8.746cm" svg:x="9.6cm" svg:y="-0.546cm">
          <draw:image xlink:href="Pictures/10000201000004B0000004B0D848C93EB4E2E472.png" xlink:type="simple" xlink:show="embed" xlink:actuate="onLoad">
            <text:p/>
          </draw:image>
        </draw:frame>
        <draw:frame draw:style-name="gr8" draw:text-style-name="P1" draw:layer="layout" svg:width="12.374cm" svg:height="8.746cm" svg:x="-0.9cm" svg:y="-0.646cm">
          <draw:image xlink:href="Pictures/10000201000004B0000004B0D848C93EB4E2E472.png" xlink:type="simple" xlink:show="embed" xlink:actuate="onLoad">
            <text:p/>
          </draw:image>
        </draw:frame>
        <draw:line draw:style-name="gr9" draw:text-style-name="P2" draw:layer="layout" svg:x1="10.6cm" svg:y1="29.7cm" svg:x2="10.6cm" svg:y2="0cm">
          <text:p/>
        </draw:line>
        <draw:line draw:style-name="gr10" draw:text-style-name="P2" draw:layer="layout" svg:x1="0cm" svg:y1="7.5cm" svg:x2="21cm" svg:y2="7.5cm">
          <text:p/>
        </draw:line>
        <draw:line draw:style-name="gr10" draw:text-style-name="P2" draw:layer="layout" svg:x1="0cm" svg:y1="15cm" svg:x2="21cm" svg:y2="15cm">
          <text:p/>
        </draw:line>
        <draw:line draw:style-name="gr10" draw:text-style-name="P2" draw:layer="layout" svg:x1="0cm" svg:y1="22.4cm" svg:x2="21cm" svg:y2="22.4cm">
          <text:p/>
        </draw:line>
        <draw:line draw:style-name="gr11" draw:text-style-name="P2" draw:layer="layout" svg:x1="0cm" svg:y1="2.5cm" svg:x2="21cm" svg:y2="2.5cm">
          <text:p/>
        </draw:line>
        <draw:line draw:style-name="gr11" draw:text-style-name="P2" draw:layer="layout" svg:x1="0cm" svg:y1="5cm" svg:x2="21cm" svg:y2="5cm">
          <text:p/>
        </draw:line>
        <draw:line draw:style-name="gr11" draw:text-style-name="P2" draw:layer="layout" svg:x1="0cm" svg:y1="10cm" svg:x2="21cm" svg:y2="10cm">
          <text:p/>
        </draw:line>
        <draw:line draw:style-name="gr11" draw:text-style-name="P2" draw:layer="layout" svg:x1="0cm" svg:y1="12.5cm" svg:x2="21cm" svg:y2="12.5cm">
          <text:p/>
        </draw:line>
        <draw:line draw:style-name="gr11" draw:text-style-name="P2" draw:layer="layout" svg:x1="0cm" svg:y1="17.5cm" svg:x2="21cm" svg:y2="17.5cm">
          <text:p/>
        </draw:line>
        <draw:line draw:style-name="gr11" draw:text-style-name="P2" draw:layer="layout" svg:x1="0cm" svg:y1="20cm" svg:x2="21cm" svg:y2="20cm">
          <text:p/>
        </draw:line>
        <draw:line draw:style-name="gr11" draw:text-style-name="P2" draw:layer="layout" svg:x1="0cm" svg:y1="24.9cm" svg:x2="21cm" svg:y2="24.9cm">
          <text:p/>
        </draw:line>
        <draw:line draw:style-name="gr11" draw:text-style-name="P2" draw:layer="layout" svg:x1="0cm" svg:y1="27.4cm" svg:x2="21cm" svg:y2="27.4cm">
          <text:p/>
        </draw:line>
        <draw:line draw:style-name="gr11" draw:text-style-name="P2" draw:layer="layout" svg:x1="5.4cm" svg:y1="0cm" svg:x2="5.3cm" svg:y2="29.7cm">
          <text:p/>
        </draw:line>
        <draw:line draw:style-name="gr11" draw:text-style-name="P2" draw:layer="layout" svg:x1="2.7cm" svg:y1="0cm" svg:x2="2.6cm" svg:y2="29.7cm">
          <text:p/>
        </draw:line>
        <draw:line draw:style-name="gr11" draw:text-style-name="P2" draw:layer="layout" svg:x1="8cm" svg:y1="0cm" svg:x2="7.9cm" svg:y2="29.7cm">
          <text:p/>
        </draw:line>
        <draw:line draw:style-name="gr11" draw:text-style-name="P2" draw:layer="layout" svg:x1="13.3cm" svg:y1="0cm" svg:x2="13.2cm" svg:y2="29.7cm">
          <text:p/>
        </draw:line>
        <draw:line draw:style-name="gr11" draw:text-style-name="P2" draw:layer="layout" svg:x1="15.935cm" svg:y1="0.001cm" svg:x2="15.835cm" svg:y2="29.701cm">
          <text:p/>
        </draw:line>
        <draw:line draw:style-name="gr11" draw:text-style-name="P2" draw:layer="layout" svg:x1="18.5cm" svg:y1="-0.021cm" svg:x2="18.4cm" svg:y2="29.679cm">
          <text:p/>
        </draw:line>
        <draw:frame draw:style-name="gr12" draw:text-style-name="P4" draw:layer="layout" svg:width="9.8cm" svg:height="4.443cm" svg:x="0.5cm" svg:y="4.257cm">
          <draw:text-box>
            <text:p text:style-name="P3"><text:span text:style-name="T1">CRAYON</text:span></text:p>
          </draw:text-box>
        </draw:frame>
        <draw:frame draw:style-name="gr13" draw:text-style-name="P4" draw:layer="layout" svg:width="9.1cm" svg:height="2.347cm" svg:x="11.1cm" svg:y="4.178cm">
          <draw:text-box>
            <text:p text:style-name="P3"><text:span text:style-name="T1">NUAGE</text:span></text:p>
          </draw:text-box>
        </draw:frame>
        <draw:frame draw:style-name="gr12" draw:text-style-name="P4" draw:layer="layout" svg:width="10.4cm" svg:height="4.443cm" svg:x="10.7cm" svg:y="11.646cm">
          <draw:text-box>
            <text:p text:style-name="P3"><text:span text:style-name="T1">POISSON</text:span></text:p>
          </draw:text-box>
        </draw:frame>
        <draw:frame draw:style-name="gr12" draw:text-style-name="P4" draw:layer="layout" svg:width="9.8cm" svg:height="4.443cm" svg:x="0.5cm" svg:y="11.658cm">
          <draw:text-box>
            <text:p text:style-name="P3"><text:span text:style-name="T1">ECOLE</text:span></text:p>
          </draw:text-box>
        </draw:frame>
        <draw:frame draw:style-name="gr12" draw:text-style-name="P4" draw:layer="layout" svg:width="9.8cm" svg:height="4.443cm" svg:x="0.5cm" svg:y="19.259cm">
          <draw:text-box>
            <text:p text:style-name="P3"><text:span text:style-name="T1">ABEILLE</text:span></text:p>
          </draw:text-box>
        </draw:frame>
        <draw:frame draw:style-name="gr12" draw:text-style-name="P4" draw:layer="layout" svg:width="9.8cm" svg:height="4.443cm" svg:x="0.5cm" svg:y="26.727cm">
          <draw:text-box>
            <text:p text:style-name="P3"><text:span text:style-name="T1">GOMME</text:span></text:p>
          </draw:text-box>
        </draw:frame>
        <draw:frame draw:style-name="gr12" draw:text-style-name="P4" draw:layer="layout" svg:width="9.8cm" svg:height="4.443cm" svg:x="0.5cm" svg:y="19.227cm">
          <draw:text-box>
            <text:p text:style-name="P3"><text:span text:style-name="T1">ABEILLE</text:span></text:p>
          </draw:text-box>
        </draw:frame>
        <draw:frame draw:style-name="gr12" draw:text-style-name="P4" draw:layer="layout" svg:width="9.8cm" svg:height="4.443cm" svg:x="10.8cm" svg:y="19.195cm">
          <draw:text-box>
            <text:p text:style-name="P3"><text:span text:style-name="T1">ROUGE</text:span></text:p>
          </draw:text-box>
        </draw:frame>
        <draw:frame draw:style-name="gr12" draw:text-style-name="P4" draw:layer="layout" svg:width="9.8cm" svg:height="4.443cm" svg:x="10.8cm" svg:y="26.596cm">
          <draw:text-box>
            <text:p text:style-name="P3"><text:span text:style-name="T1">FEUILLE</text:span></text:p>
          </draw:text-box>
        </draw:frame>
        <draw:frame draw:style-name="gr12" draw:text-style-name="P6" draw:layer="layout" svg:width="9.8cm" svg:height="4.443cm" svg:x="0.5cm" svg:y="1.325cm">
          <draw:text-box>
            <text:p text:style-name="P5"><text:span text:style-name="T2">91827</text:span></text:p>
          </draw:text-box>
        </draw:frame>
        <draw:frame draw:style-name="gr12" draw:text-style-name="P6" draw:layer="layout" svg:width="9.8cm" svg:height="4.443cm" svg:x="11.1cm" svg:y="1.326cm">
          <draw:text-box>
            <text:p text:style-name="P5"><text:span text:style-name="T2">31790</text:span></text:p>
          </draw:text-box>
        </draw:frame>
        <draw:frame draw:style-name="gr12" draw:text-style-name="P6" draw:layer="layout" svg:width="9.8cm" svg:height="4.443cm" svg:x="11.1cm" svg:y="8.727cm">
          <draw:text-box>
            <text:p text:style-name="P5"><text:span text:style-name="T2">78401</text:span></text:p>
          </draw:text-box>
        </draw:frame>
        <draw:frame draw:style-name="gr12" draw:text-style-name="P6" draw:layer="layout" svg:width="9.8cm" svg:height="4.443cm" svg:x="11.1cm" svg:y="16.228cm">
          <draw:text-box>
            <text:p text:style-name="P5"><text:span text:style-name="T2">63894</text:span></text:p>
          </draw:text-box>
        </draw:frame>
        <draw:frame draw:style-name="gr12" draw:text-style-name="P6" draw:layer="layout" svg:width="9.8cm" svg:height="4.443cm" svg:x="11.1cm" svg:y="23.629cm">
          <draw:text-box>
            <text:p text:style-name="P5"><text:span text:style-name="T2">25731</text:span></text:p>
          </draw:text-box>
        </draw:frame>
        <draw:frame draw:style-name="gr12" draw:text-style-name="P6" draw:layer="layout" svg:width="9.8cm" svg:height="4.443cm" svg:x="0.4cm" svg:y="23.63cm">
          <draw:text-box>
            <text:p text:style-name="P5"><text:span text:style-name="T2">15238</text:span></text:p>
          </draw:text-box>
        </draw:frame>
        <draw:frame draw:style-name="gr12" draw:text-style-name="P6" draw:layer="layout" svg:width="9.8cm" svg:height="4.443cm" svg:x="0.4cm" svg:y="16.331cm">
          <draw:text-box>
            <text:p text:style-name="P5"><text:span text:style-name="T2">29308</text:span></text:p>
          </draw:text-box>
        </draw:frame>
        <draw:frame draw:style-name="gr12" draw:text-style-name="P6" draw:layer="layout" svg:width="9.8cm" svg:height="4.443cm" svg:x="0.4cm" svg:y="8.732cm">
          <draw:text-box>
            <text:p text:style-name="P5"><text:span text:style-name="T2">7382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7cm" fo:margin-bottom="0.121cm" fo:margin-left="0.098cm" fo:margin-right="0.11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1T08:55:58.391072409</meta:creation-date>
    <dc:date>2020-03-11T09:49:43.714449720</dc:date>
    <meta:editing-duration>PT22M33S</meta:editing-duration>
    <meta:editing-cycles>2</meta:editing-cycles>
    <meta:generator>LibreOffice/6.0.7.3$Linux_X86_64 LibreOffice_project/00m0$Build-3</meta:generator>
    <meta:document-statistic meta:object-count="43"/>
  </office:meta>
</office:document-meta>
</file>